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2ade" officeooo:paragraph-rsid="00082ad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2ade" officeooo:paragraph-rsid="00082ad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82ade" officeooo:paragraph-rsid="00082ade"/>
    </style:style>
    <style:style style:name="P4" style:family="paragraph" style:parent-style-name="Standard">
      <style:paragraph-properties fo:text-align="start" style:justify-single-word="false"/>
      <style:text-properties officeooo:paragraph-rsid="000c8397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officeooo:rsid="00082ade" officeooo:paragraph-rsid="00082ade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82ade" officeooo:paragraph-rsid="00082ade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 officeooo:rsid="0009d329" officeooo:paragraph-rsid="0009d329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b3baa" officeooo:paragraph-rsid="000b3baa"/>
    </style:style>
    <style:style style:name="T1" style:family="text">
      <style:text-properties style:text-underline-style="none" officeooo:rsid="000c8397"/>
    </style:style>
    <style:style style:name="T2" style:family="text">
      <style:text-properties officeooo:rsid="000c83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: Rock, Paper, Scissors</text:p>
      <text:p text:style-name="P2"/>
      <text:p text:style-name="P3">Pseudocode to plan project:</text:p>
      <text:list xml:id="list1866232044" text:style-name="L1">
        <text:list-item>
          <text:p text:style-name="P5">Create a function that randomly selects the computors choice.</text:p>
        </text:list-item>
        <text:list-item>
          <text:p text:style-name="P5">It should generate a random number between 1 &amp; 3 with each output assigned to rock, paper or scissors.</text:p>
        </text:list-item>
        <text:list-item>
          <text:p text:style-name="P5">Create a function that allows the user to input rock, paper or scissors which is then compared to the computors random outcome with a winner being declared. </text:p>
        </text:list-item>
      </text:list>
      <text:list xml:id="list2509835576" text:style-name="L2">
        <text:list-item>
          <text:list>
            <text:list-item>
              <text:p text:style-name="P7">Rock beats Scissors, Scissors beat Paper, Paper beats Rock. </text:p>
            </text:list-item>
            <text:list-item>
              <text:p text:style-name="P7">Scissors lose to Rock, Paper loses to Scissors, Rock loses to Paper.</text:p>
            </text:list-item>
            <text:list-item>
              <text:p text:style-name="P7">Rock &amp; Rock = draw. Scissors vs Scissors = Draw. Paper vs Paper = draw.</text:p>
              <text:p text:style-name="P7"/>
            </text:list-item>
          </text:list>
        </text:list-item>
      </text:list>
      <text:list xml:id="list21443843569880" text:continue-list="list1866232044" text:style-name="L1">
        <text:list-item>
          <text:p text:style-name="P5">Ensure user input is case insensitive. </text:p>
        </text:list-item>
        <text:list-item>
          <text:p text:style-name="P5">Ensure results are returned.</text:p>
        </text:list-item>
        <text:list-item>
          <text:p text:style-name="P5">Create a function called game that allows multiple rounds to be played. This should keep score and report the winner.</text:p>
        </text:list-item>
      </text:list>
      <text:p text:style-name="P3"/>
      <text:p text:style-name="P3"/>
      <text:p text:style-name="P3"/>
      <text:p text:style-name="P3"/>
      <text:p text:style-name="P8">playRound () should take two arguments. Argument 1 should be user input, Argument 2 should call the function computerSelection. </text:p>
      <text:p text:style-name="P4"><text:span text:style-name="T1">These two arguments should then be compared and a statement returned based on the outcome.</text:span></text:p>
      <text:p text:style-name="P4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22:31:29.267252974</meta:creation-date>
    <dc:date>2022-04-19T02:14:42.918836239</dc:date>
    <meta:editing-duration>PT26M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73" meta:character-count="998" meta:non-whitespace-character-count="843"/>
  </office:meta>
</office:document-meta>
</file>